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8" table:style-name="ta1">
        <table:shapes>
          <draw:frame draw:z-index="0" draw:style-name="gr1" draw:text-style-name="P1" svg:width="18.54cm" svg:height="11.295cm" svg:x="3.754cm" svg:y="1.843cm">
            <draw:object draw:notify-on-update-of-ranges="data8.B1:data8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51:36.655383334</dc:date>
    <meta:editing-duration>PT2M35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41cm" svg:height="11.296cm" xlink:href=".." xlink:type="simple" chart:class="chart:bar" chart:style-name="ch1">
        <chart:title svg:x="8.107cm" svg:y="0.361cm" chart:style-name="ch2">
          <text:p>GNU hash</text:p>
        </chart:title>
        <chart:plot-area chart:style-name="ch3" table:cell-range-address="data8.B1:data8.B101" svg:x="1.371cm" svg:y="1.391cm" svg:width="16.8cm" svg:height="8.709cm">
          <chart:coordinate-region svg:x="2.003cm" svg:y="1.593cm" svg:width="16.104cm" svg:height="7.567cm"/>
          <chart:axis chart:dimension="x" chart:name="primary-x" chart:style-name="ch4">
            <chart:title svg:x="9.227cm" svg:y="10.325cm" chart:style-name="ch5">
              <text:p>Basket</text:p>
            </chart:title>
          </chart:axis>
          <chart:axis chart:dimension="y" chart:name="primary-y" chart:style-name="ch6">
            <chart:title svg:x="0.451cm" svg:y="6.469cm" chart:style-name="ch7">
              <text:p>Collisions</text:p>
            </chart:title>
            <chart:grid chart:style-name="ch8" chart:class="major"/>
          </chart:axis>
          <chart:series chart:style-name="ch9" chart:values-cell-range-address="data8.B1:data8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data8.B1:data8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